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6.1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 style:data-style-name="N30"/>
  </office:automatic-styles>
  <office:body>
    <office:spreadsheet>
      <table:table table:name="time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omework</text:p>
          </table:table-cell>
        </table:table-row>
        <table:table-row table:style-name="ro2">
          <table:table-cell table:style-name="ce1" office:value-type="date" office:date-value="2015-02-02" calcext:value-type="date">
            <text:p>02/02/15</text:p>
          </table:table-cell>
          <table:table-cell office:value-type="string" calcext:value-type="string">
            <text:p>Chap. 1 A land without people</text:p>
          </table:table-cell>
          <table:table-cell office:value-type="string" calcext:value-type="string">
            <text:p>create a timeline (graph) on a spreadsheet including Pangea, Gondwana, Taupo eruption, Kiore, arrival of Capt James Cook</text:p>
          </table:table-cell>
        </table:table-row>
        <table:table-row table:style-name="ro3">
          <table:table-cell table:style-name="ce1" office:value-type="date" office:date-value="2015-02-09" calcext:value-type="date">
            <text:p>09/02/15</text:p>
          </table:table-cell>
          <table:table-cell office:value-type="string" calcext:value-type="string">
            <text:p>Chap. 2 Seeds of Rangiatea</text:p>
          </table:table-cell>
          <table:table-cell office:value-type="string" calcext:value-type="string">
            <text:p>write a small essay (150 words) on way of the kumara to NZ along with evidence</text:p>
          </table:table-cell>
        </table:table-row>
        <table:table-row table:style-name="ro4">
          <table:table-cell table:style-name="ce1" office:value-type="date" office:date-value="2015-02-16" calcext:value-type="date">
            <text:p>16/02/15</text:p>
          </table:table-cell>
          <table:table-cell table:style-name="Default" office:value-type="string" calcext:value-type="string">
            <text:p>Chap. 3 The Great NZ Myth</text:p>
          </table:table-cell>
          <table:table-cell office:value-type="string" calcext:value-type="string">
            <text:p>Why is the Great Fleet a myth? Are there any competing myths?</text:p>
          </table:table-cell>
        </table:table-row>
        <table:table-row table:style-name="ro1">
          <table:table-cell table:style-name="ce1" office:value-type="date" office:date-value="2015-02-23" calcext:value-type="date">
            <text:p>23/02/15</text:p>
          </table:table-cell>
          <table:table-cell office:value-type="string" calcext:value-type="string">
            <text:p>Chap. 4 Landfall</text:p>
          </table:table-cell>
          <table:table-cell office:value-type="string" calcext:value-type="string">
            <text:p>What is the story about the Moriori?</text:p>
          </table:table-cell>
        </table:table-row>
        <table:table-row table:style-name="ro2">
          <table:table-cell table:style-name="ce1" office:value-type="date" office:date-value="2015-03-02" calcext:value-type="date">
            <text:p>02/03/15</text:p>
          </table:table-cell>
          <table:table-cell office:value-type="string" calcext:value-type="string">
            <text:p>Chap. 5 First Colonialisation</text:p>
          </table:table-cell>
          <table:table-cell office:value-type="string" calcext:value-type="string">
            <text:p>Tell me all about the moas, what they meant to maoris, where they were hunted and what happened after they became extinct.</text:p>
          </table:table-cell>
        </table:table-row>
        <table:table-row table:style-name="ro1" table:number-rows-repeated="38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  <table:table-row table:style-name="ro1" table:number-rows-repeated="10485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imeline" table:style-name="ta1"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ti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</text:p>
          </table:table-cell>
          <table:table-cell table:number-columns-repeated="2"/>
          <table:table-cell table:style-name="ce1" table:formula="of:=TODAY()" office:value-type="date" office:date-value="2015-02-04" calcext:value-type="date">
            <text:p>04/02/15</text:p>
          </table:table-cell>
        </table:table-row>
        <table:table-row table:style-name="ro1"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build individual containers, postgres, postfix, postfixadmin, dovecot, roundcub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test spamfilt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buy domain</text:p>
          </table:table-cell>
          <table:table-cell table:number-columns-repeated="3"/>
        </table:table-row>
        <table:table-row table:style-name="ro1"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onl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g</text:p>
          </table:table-cell>
          <table:table-cell office:value-type="string" calcext:value-type="string">
            <text:p>build joomla contain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g</text:p>
          </table:table-cell>
          <table:table-cell office:value-type="string" calcext:value-type="string">
            <text:p>Write 7 articles</text:p>
          </table:table-cell>
          <table:table-cell table:number-columns-repeated="3"/>
        </table:table-row>
        <table:table-row table:style-name="ro1">
          <table:table-cell office:value-type="date" office:date-value="2014-12-28" calcext:value-type="date">
            <text:p>28/12/14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online with 5 article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lawyers</text:p>
          </table:table-cell>
          <table:table-cell office:value-type="string" calcext:value-type="string">
            <text:p>flask website with one search goin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odle</text:p>
          </table:table-cell>
          <table:table-cell office:value-type="string" calcext:value-type="string">
            <text:p>build contain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string" calcext:value-type="string">
            <text:p>Have 3 companies researched</text:p>
          </table:table-cell>
          <table:table-cell table:number-columns-repeated="3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10:36:08.246046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10:26.380036177</meta:creation-date>
    <dc:date>2015-02-04T11:23:48.178061221</dc:date>
    <meta:editing-duration>PT10H24M18S</meta:editing-duration>
    <meta:editing-cycles>136</meta:editing-cycles>
    <meta:generator>LibreOffice/4.3.3.2$Linux_X86_64 LibreOffice_project/430m0$Build-2</meta:generator>
    <meta:document-statistic meta:table-count="2" meta:cell-count="46" meta:object-count="0"/>
  </office:meta>
</office:document-meta>
</file>